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ela1" style:family="table" style:master-page-name="">
      <style:table-properties style:width="17cm" style:page-number="auto" fo:break-before="auto" fo:break-after="auto" table:align="margins" style:shadow="none" fo:keep-with-next="auto" style:may-break-between-rows="true" table:border-model="collapsing"/>
    </style:style>
    <style:style style:name="Tabela1.A" style:family="table-column">
      <style:table-column-properties style:column-width="4.251cm" style:rel-column-width="16383*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#00ff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D1" style:family="table-cell">
      <style:table-cell-properties fo:background-color="#00ff00" fo:padding="0.097cm" fo:border="0.05pt solid #000000">
        <style:background-image/>
      </style:table-cell-properties>
    </style:style>
    <style:style style:name="Tabela1.A2" style:family="table-cell">
      <style:table-cell-properties fo:background-color="#00ff00" fo:padding="0.097cm" fo:border-left="0.05pt solid #000000" fo:border-right="none" fo:border-top="none" fo:border-bottom="0.05pt solid #000000">
        <style:background-image/>
      </style:table-cell-properties>
    </style:style>
    <style:style style:name="Tabela1.D2" style:family="table-cell">
      <style:table-cell-properties fo:background-color="#00ff00" fo:padding="0.097cm" fo:border-left="0.05pt solid #000000" fo:border-right="0.05pt solid #000000" fo:border-top="none" fo:border-bottom="0.05pt solid #000000">
        <style:background-image/>
      </style:table-cell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 table:template-name="Green">
        <table:table-column table:style-name="Tabela1.A" table:number-columns-repeated="4"/>
        <table:table-row table:style-name="Tabela1.1"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D1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D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D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Green.1" style:family="table-cell" style:parent-style-name="Green">
      <style:table-cell-properties fo:background-color="#00ff00" fo:border-left="0.06pt solid #000000" fo:border-top="0.06pt solid #000000" fo:border-bottom="0.06pt solid #000000"/>
      <style:text-properties style:use-window-font-color="true" style:font-size-asian="10.5pt" style:font-name-asian="Droid Sans Fallback" style:font-family-asian="'Droid Sans Fallback'" style:font-name-complex="Droid Sans Devanagari" style:font-family-complex="'Droid Sans Devanagari'"/>
    </style:style>
    <style:style style:name="Green.2" style:family="table-cell" style:parent-style-name="Green">
      <style:table-cell-properties fo:background-color="#00ff00" fo:border-left="0.06pt solid #000000" fo:border-bottom="0.06pt solid #000000"/>
      <style:text-properties style:use-window-font-color="true" style:font-size-asian="10.5pt" style:font-name-asian="Droid Sans Fallback" style:font-family-asian="'Droid Sans Fallback'" style:font-name-complex="Droid Sans Devanagari" style:font-family-complex="'Droid Sans Devanagari'"/>
    </style:style>
    <style:style style:name="Green.3" style:family="table-cell" style:parent-style-name="Green">
      <style:table-cell-properties fo:background-color="#00ff00" fo:border-left="0.06pt solid #000000" fo:border-bottom="0.06pt solid #000000"/>
      <style:text-properties style:use-window-font-color="true" style:font-size-asian="10.5pt" style:font-name-asian="Droid Sans Fallback" style:font-family-asian="'Droid Sans Fallback'" style:font-name-complex="Droid Sans Devanagari" style:font-family-complex="'Droid Sans Devanagari'"/>
    </style:style>
    <style:style style:name="Green.4" style:family="table-cell" style:parent-style-name="Green">
      <style:table-cell-properties fo:background-color="#00ff00" fo:border-left="0.06pt solid #000000" fo:border-right="0.06pt solid #000000" fo:border-bottom="0.06pt solid #000000"/>
      <style:text-properties style:use-window-font-color="true" style:font-size-asian="10.5pt" style:font-name-asian="Droid Sans Fallback" style:font-family-asian="'Droid Sans Fallback'" style:font-name-complex="Droid Sans Devanagari" style:font-family-complex="'Droid Sans Devanagari'"/>
    </style:style>
    <style:style style:name="Green.5" style:family="table-cell" style:parent-style-name="Green">
      <style:table-cell-properties fo:background-color="#00ff00" fo:border-left="0.06pt solid #000000" fo:border-bottom="0.06pt solid #000000"/>
      <style:text-properties style:use-window-font-color="true" style:font-size-asian="10.5pt" style:font-name-asian="Droid Sans Fallback" style:font-family-asian="'Droid Sans Fallback'" style:font-name-complex="Droid Sans Devanagari" style:font-family-complex="'Droid Sans Devanagari'"/>
    </style:style>
    <style:style style:name="Green.6" style:family="table-cell" style:parent-style-name="Green">
      <style:table-cell-properties fo:background-color="#00ff00" fo:border-left="0.06pt solid #000000" fo:border-bottom="0.06pt solid #000000"/>
      <style:text-properties style:use-window-font-color="true" style:font-size-asian="10.5pt" style:font-name-asian="Droid Sans Fallback" style:font-family-asian="'Droid Sans Fallback'" style:font-name-complex="Droid Sans Devanagari" style:font-family-complex="'Droid Sans Devanagari'"/>
    </style:style>
    <style:style style:name="Green.7" style:family="table-cell" style:parent-style-name="Green">
      <style:table-cell-properties fo:background-color="#00ff00" fo:border-left="0.06pt solid #000000" fo:border-bottom="0.06pt solid #000000"/>
      <style:text-properties style:use-window-font-color="true" style:font-size-asian="10.5pt" style:font-name-asian="Droid Sans Fallback" style:font-family-asian="'Droid Sans Fallback'" style:font-name-complex="Droid Sans Devanagari" style:font-family-complex="'Droid Sans Devanagari'"/>
    </style:style>
    <style:style style:name="Green.8" style:family="table-cell" style:parent-style-name="Green">
      <style:table-cell-properties fo:background-color="#00ff00" fo:border-left="0.06pt solid #000000" fo:border-bottom="0.06pt solid #000000"/>
      <style:text-properties style:use-window-font-color="true" style:font-size-asian="10.5pt" style:font-name-asian="Droid Sans Fallback" style:font-family-asian="'Droid Sans Fallback'" style:font-name-complex="Droid Sans Devanagari" style:font-family-complex="'Droid Sans Devanagari'"/>
    </style:style>
    <style:style style:name="Green.9" style:family="table-cell" style:parent-style-name="Green">
      <style:table-cell-properties fo:background-color="#00ff00" fo:border-left="0.06pt solid #000000" fo:border-bottom="0.06pt solid #000000"/>
      <style:text-properties style:use-window-font-color="true" style:font-size-asian="10.5pt" style:font-name-asian="Droid Sans Fallback" style:font-family-asian="'Droid Sans Fallback'" style:font-name-complex="Droid Sans Devanagari" style:font-family-complex="'Droid Sans Devanagari'"/>
    </style:style>
    <style:style style:name="Green.10" style:family="table-cell" style:parent-style-name="Green">
      <style:table-cell-properties fo:background-color="#00ff00" fo:border-left="0.06pt solid #000000" fo:border-right="0.06pt solid #000000" fo:border-bottom="0.06pt solid #000000"/>
      <style:text-properties style:use-window-font-color="true" style:font-size-asian="10.5pt" style:font-name-asian="Droid Sans Fallback" style:font-family-asian="'Droid Sans Fallback'" style:font-name-complex="Droid Sans Devanagari" style:font-family-complex="'Droid Sans Devanagari'"/>
    </style:style>
    <style:style style:name="Green.11" style:family="table-cell" style:parent-style-name="Green">
      <style:table-cell-properties fo:background-color="#00ff00" fo:border-left="0.06pt solid #000000" fo:border-top="0.06pt solid #000000" fo:border-bottom="0.06pt solid #000000"/>
      <style:text-properties style:use-window-font-color="true" style:font-size-asian="10.5pt" style:font-name-asian="Droid Sans Fallback" style:font-family-asian="'Droid Sans Fallback'" style:font-name-complex="Droid Sans Devanagari" style:font-family-complex="'Droid Sans Devanagari'"/>
    </style:style>
    <style:style style:name="Green.12" style:family="table-cell" style:parent-style-name="Green">
      <style:table-cell-properties fo:background-color="#00ff00" fo:border-left="0.06pt solid #000000" fo:border-right="0.06pt solid #000000" fo:border-top="0.06pt solid #000000" fo:border-bottom="0.06pt solid #000000"/>
      <style:text-properties style:use-window-font-color="true" style:font-size-asian="10.5pt" style:font-name-asian="Droid Sans Fallback" style:font-family-asian="'Droid Sans Fallback'" style:font-name-complex="Droid Sans Devanagari" style:font-family-complex="'Droid Sans Devanagari'"/>
    </style:style>
    <style:style style:name="Green.13" style:family="table-cell" style:parent-style-name="Green">
      <style:table-cell-properties fo:background-color="#00ff00" fo:border-left="0.06pt solid #000000" fo:border-bottom="0.06pt solid #000000"/>
      <style:text-properties style:use-window-font-color="true" style:font-size-asian="10.5pt" style:font-name-asian="Droid Sans Fallback" style:font-family-asian="'Droid Sans Fallback'" style:font-name-complex="Droid Sans Devanagari" style:font-family-complex="'Droid Sans Devanagari'"/>
    </style:style>
    <style:style style:name="Green.14" style:family="table-cell" style:parent-style-name="Green">
      <style:table-cell-properties fo:background-color="#00ff00" fo:border-left="0.06pt solid #000000" fo:border-right="0.06pt solid #000000" fo:border-bottom="0.06pt solid #000000"/>
      <style:text-properties style:use-window-font-color="true" style:font-size-asian="10.5pt" style:font-name-asian="Droid Sans Fallback" style:font-family-asian="'Droid Sans Fallback'" style:font-name-complex="Droid Sans Devanagari" style:font-family-complex="'Droid Sans Devanagari'"/>
    </style:style>
    <style:style style:name="Green.15" style:family="table-cell" style:parent-style-name="Green">
      <style:table-cell-properties fo:background-color="#00ff00" fo:border-left="0.06pt solid #000000" fo:border-top="0.06pt solid #000000" fo:border-bottom="0.06pt solid #000000"/>
      <style:text-properties style:use-window-font-color="true" style:font-size-asian="10.5pt" style:font-name-asian="Droid Sans Fallback" style:font-family-asian="'Droid Sans Fallback'" style:font-name-complex="Droid Sans Devanagari" style:font-family-complex="'Droid Sans Devanagari'"/>
    </style:style>
    <style:style style:name="Green.16" style:family="table-cell" style:parent-style-name="Green">
      <style:table-cell-properties fo:background-color="#00ff00" fo:border-left="0.06pt solid #000000" fo:border-bottom="0.06pt solid #000000"/>
      <style:text-properties style:use-window-font-color="true" style:font-size-asian="10.5pt" style:font-name-asian="Droid Sans Fallback" style:font-family-asian="'Droid Sans Fallback'" style:font-name-complex="Droid Sans Devanagari" style:font-family-complex="'Droid Sans Devanagari'"/>
    </style:style>
    <table:table-template table:name="Green" table:first-row-end-column="row" table:first-row-start-column="row" table:last-row-end-column="row" table:last-row-start-column="row">
      <table:first-row table:style-name="Green.1"/>
      <table:last-row table:style-name="Green.2"/>
      <table:first-column table:style-name="Green.3"/>
      <table:last-column table:style-name="Green.4"/>
      <table:body table:style-name="Green.9"/>
      <table:even-rows table:style-name="Green.5"/>
      <table:odd-rows table:style-name="Green.6"/>
      <table:even-columns table:style-name="Green.7"/>
      <table:odd-columns table:style-name="Green.8"/>
      <table:background table:style-name="Green.10"/>
      <loext:first-row-even-column table:style-name="Green.15"/>
      <loext:last-row-even-column table:style-name="Green.16"/>
      <loext:first-row-end-column table:style-name="Green.12"/>
      <loext:first-row-start-column table:style-name="Green.11"/>
      <loext:last-row-end-column table:style-name="Green.14"/>
      <loext:last-row-start-column table:style-name="Green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6T14:12:26.217988760</meta:creation-date>
    <dc:date>2016-07-26T14:13:45.667093910</dc:date>
    <meta:editing-duration>PT1M20S</meta:editing-duration>
    <meta:editing-cycles>1</meta:editing-cycles>
    <meta:document-statistic meta:table-count="1" meta:image-count="0" meta:object-count="0" meta:page-count="1" meta:paragraph-count="0" meta:word-count="0" meta:character-count="0" meta:non-whitespace-character-count="0"/>
    <meta:generator>LibreOfficeDev/5.3.0.0.alpha0$Linux_X86_64 LibreOffice_project/0ccb3ccc4c7bafeb2fbbd689c90f710bc65d37e0</meta:generator>
  </office:meta>
</office:document-meta>
</file>